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2" svg:font-family="'Times New Roman'" style:font-family-generic="roman"/>
    <style:font-face style:name="標楷體" svg:font-family="標楷體" style:font-family-generic="script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, 'Times New Roman'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3" style:family="paragraph" style:parent-style-name="Standard" style:master-page-name="Standard">
      <style:paragraph-properties fo:line-height="0.917cm" fo:text-align="center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4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5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6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7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8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P9" style:family="paragraph" style:parent-style-name="Standard" style:list-style-name="L1">
      <style:paragraph-properties fo:line-height="0.917cm" fo:text-align="start" style:justify-single-word="false" fo:orphans="0" fo:widows="0" style:writing-mode="lr-tb"/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T1" style:family="text">
      <style:text-properties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name-complex="標楷體" style:font-size-complex="14pt" style:font-style-complex="normal" style:font-weight-complex="normal" style:text-emphasize="none"/>
    </style:style>
    <style:style style:name="T2" style:family="text">
      <style:text-properties style:language-asian="zh" style:country-asian="TW"/>
    </style:style>
    <style:style style:name="T3" style:family="text"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language-asian="zh" style:country-asian="TW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標楷體" fo:font-size="14pt" fo:language="en" fo:country="US" fo:font-style="normal" fo:text-shadow="none" style:text-underline-style="none" fo:font-weight="normal" style:letter-kerning="true" style:font-name-asian="標楷體" style:font-size-asian="14pt" style:font-style-asian="normal" style:font-weight-asian="normal" style:font-name-complex="標楷體" style:font-size-complex="14pt" style:language-complex="ar" style:country-complex="SA" style:font-style-complex="normal" style:font-weight-complex="normal" style:text-emphasize="none"/>
    </style:style>
    <text:list-style style:name="L1">
      <text:list-level-style-number text:level="1" style:num-suffix="、" style:num-format="一, 二, 三, ...">
        <style:list-level-properties text:min-label-width="0.635cm"/>
      </text:list-level-style-number>
      <text:list-level-style-number text:level="2" text:style-name="Numbering_20_Symbols" style:num-prefix="(" style:num-suffix=")" style:num-format="一, 二, 三, ...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prefix="(" style:num-suffix=")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number:date-style style:name="N117">
      <number:year number:calendar="ROC"/>
      <number:text>年度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date style:data-style-name="N117" text:date-value="2008-11-04T15:20:10.40" text:fixed="true">97年度</text:date><text:title>資訊稽核追蹤列管事項執行結果報告</text:title></text:p>
      <text:list text:style-name="L1">
        <text:list-item>
          <text:list>
            <text:list-item>
              <text:p text:style-name="P4">建議電腦機房<text:span text:style-name="T2">應</text:span>設置監視器，以加強監督進出人員活動。</text:p>
            </text:list-item>
            <text:list-item>
              <text:p text:style-name="P4"><text:span text:style-name="T1">建議</text:span><text:span text:style-name="T3">牌照稅設置登記簿管制攜出之筆記型電腦，以確保課稅資料之隱私權。</text:span></text:p>
            </text:list-item>
            <text:list-item>
              <text:p text:style-name="P4"><text:span text:style-name="T4">建議資訊</text:span><text:span text:style-name="T3">管理課訂定辦公桌面淨空要點，以減少文件及磁片在辦公時間之外遭未被授權的人員取用、遺失或是被破壞的機會，請課室主管亦利用各項集會，提醒同仁。</text:span></text:p>
            </text:list-item>
            <text:list-item>
              <text:p text:style-name="P4"><text:span text:style-name="T2">尚有部分同仁不了解資安事件通報程序，</text:span>建議資訊管理課加強資安通報之講習與宣導。</text:p>
            </text:list-item>
            <text:list-item>
              <text:p text:style-name="P4">建議補簽風險評鑑報告。</text:p>
            </text:list-item>
            <text:list-item>
              <text:p text:style-name="P4">建議對本年度新增或變更之資產，重新評鑑及辦理風險管理。</text:p>
            </text:list-item>
          </text:list>
        </text:list-item>
      </text:list>
      <text:p text:style-name="P2"/>
      <text:p text:style-name="P2">以<text:span text:style-name="T2">上改進建議事項受</text:span><text:span text:style-name="T3">稽單位辦理矯正措施，並經</text:span><text:span text:style-name="T2">稽核股蹤列管後，均已改善並解除列管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2" svg:font-family="'Times New Roman'" style:font-family-generic="roman"/>
    <style:font-face style:name="標楷體" svg:font-family="標楷體" style:font-family-generic="script"/>
    <style:font-face style:name="標楷體1" svg:font-family="標楷體" style:font-adornments="標準" style:font-family-generic="script" style:font-pitch="fixed"/>
    <style:font-face style:name="標楷體2" svg:font-family="標楷體" style:font-adornments="粗體" style:font-family-generic="script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, 'Times New Roman'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line-height="0.917cm"/>
      <style:text-properties style:font-name="標楷體" fo:font-size="16pt" style:font-name-asian="標楷體" style:font-size-asian="1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  <style:text-properties style:font-name="Times New Roman1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MingLiU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-asian="標楷體1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normal" fo:font-weight="normal" style:font-name-asian="標楷體1" style:font-size-asian="14pt" style:font-style-asian="normal" style:font-weight-asian="norm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name-asian="標楷體2" style:font-size-asian="2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-asian="標楷體1" style:font-size-asian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-asian="標楷體1"/>
    </style:style>
    <style:style style:name="Numbering_20_Symbols" style:display-name="Numbering Symbols" style:family="text"/>
    <style:style style:name="Line_20_numbering" style:display-name="Line numbering" style:family="text"/>
    <style:style style:name="WW8Num1z0" style:family="text">
      <style:text-properties fo:language="en" fo:country="US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space-before="0.212cm" text:min-label-width="1.27cm"/>
      </text:list-level-style-number>
      <text:list-level-style-number text:level="2" style:num-suffix="、" style:num-format="1">
        <style:list-level-properties text:space-before="0.846cm" text:min-label-width="2.514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（" style:num-suffix="）" style:num-format="1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、" style:num-format="1">
        <style:list-level-properties text:min-label-width="1.03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min-label-width="1.03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1</text:page-number></text:p>
      </style:footer>
      <style:footer-left>
        <text:p text:style-name="P1"><text:page-number text:select-page="current">1</text:page-number></text:p>
      </style:footer-left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資訊稽核追蹤列管事項執行結果報告</dc:title>
    <meta:initial-creator>TTB</meta:initial-creator>
    <meta:creation-date>2006-10-20T15:42:00</meta:creation-date>
    <dc:date>2008-11-05T10:41:35</dc:date>
    <meta:print-date>2008-03-17T10:59:34</meta:print-date>
    <dc:language>en-US</dc:language>
    <meta:editing-cycles>38</meta:editing-cycles>
    <meta:editing-duration>PT14H13M14S</meta:editing-duration>
    <meta:user-defined meta:name="姓名">張簡稜剛</meta:user-defined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135" meta:character-count="250"/>
  </office:meta>
</office:document-meta>
</file>